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267.1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756.5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6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دو قدری مساوات</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57">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1.62pt" draw:z-index="4" draw:style-name="gr3" draw:text-style-name="P3" svg:width="39.74pt" svg:height="15.05pt" svg:x="22.08pt" svg:y="18.99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8.82pt" draw:z-index="5" draw:style-name="gr3" draw:text-style-name="P3" svg:width="39.49pt" svg:height="15.05pt" svg:x="64.26pt" svg:y="16.19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7">00/00/0000</text:date>, <text:time style:data-style-name="N2" text:time-value="10:49:33.36095510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9-17T14:49:25.198485779</dc:date>
    <meta:editing-duration>P70DT4H49M</meta:editing-duration>
    <meta:editing-cycles>2915</meta:editing-cycles>
    <meta:generator>LibreOffice/6.0.7.3$Linux_X86_64 LibreOffice_project/00m0$Build-3</meta:generator>
    <meta:document-statistic meta:table-count="2" meta:cell-count="511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